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Noto Sans Devanagari1" svg:font-family="'Noto Sans Devanagari'" style:font-family-generic="swiss"/>
    <style:font-face style:name="Noto Kufi Arabic" svg:font-family="'Noto Kufi Arabic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891cm" style:rel-column-width="505*"/>
    </style:style>
    <style:style style:name="Table1.B" style:family="table-column">
      <style:table-column-properties style:column-width="5.609cm" style:rel-column-width="3180*"/>
    </style:style>
    <style:style style:name="Table1.C" style:family="table-column">
      <style:table-column-properties style:column-width="5.611cm" style:rel-column-width="3181*"/>
    </style:style>
    <style:style style:name="Table1.D" style:family="table-column">
      <style:table-column-properties style:column-width="5.479cm" style:rel-column-width="310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0.891cm" style:rel-column-width="505*"/>
    </style:style>
    <style:style style:name="Table2.B" style:family="table-column">
      <style:table-column-properties style:column-width="5.609cm" style:rel-column-width="3180*"/>
    </style:style>
    <style:style style:name="Table2.C" style:family="table-column">
      <style:table-column-properties style:column-width="5.794cm" style:rel-column-width="3285*"/>
    </style:style>
    <style:style style:name="Table2.D" style:family="table-column">
      <style:table-column-properties style:column-width="5.295cm" style:rel-column-width="300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bd70" officeooo:paragraph-rsid="0017bd70"/>
    </style:style>
    <style:style style:name="P2" style:family="paragraph" style:parent-style-name="Standard">
      <style:paragraph-properties fo:text-align="center" style:justify-single-word="false"/>
      <style:text-properties fo:color="#ed1c24" fo:font-size="45pt" officeooo:rsid="0017bd70" officeooo:paragraph-rsid="0017bd70" style:font-size-asian="45pt" style:font-size-complex="45pt"/>
    </style:style>
    <style:style style:name="P3" style:family="paragraph" style:parent-style-name="Standard">
      <style:paragraph-properties fo:text-align="center" style:justify-single-word="false"/>
      <style:text-properties fo:color="#ed1c24" style:font-name="FreeSans" fo:font-weight="bold" officeooo:rsid="0017bd70" officeooo:paragraph-rsid="0017bd7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aaad" style:font-name="FreeSans" fo:font-size="45pt" officeooo:rsid="0017bd70" officeooo:paragraph-rsid="0017bd70" style:font-size-asian="45pt" style:font-size-complex="45pt"/>
    </style:style>
    <style:style style:name="P5" style:family="paragraph" style:parent-style-name="Standard">
      <style:paragraph-properties fo:text-align="start" style:justify-single-word="false"/>
      <style:text-properties fo:color="#00aaad" style:font-name="FreeSans" fo:font-weight="bold" officeooo:rsid="0017bd70" officeooo:paragraph-rsid="0017bd7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FreeSans" fo:font-weight="normal" officeooo:rsid="0017bd70" officeooo:paragraph-rsid="0017bd7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FreeSans" fo:font-weight="normal" officeooo:rsid="002aa52f" officeooo:paragraph-rsid="002aa52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FreeSans" fo:font-size="11pt" fo:font-weight="normal" officeooo:rsid="0017bd70" officeooo:paragraph-rsid="0017bd70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FreeSans" fo:font-size="11pt" fo:font-weight="normal" officeooo:rsid="0017bd70" officeooo:paragraph-rsid="002c26ab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6d6f" style:font-name="FreeSans" fo:font-size="11pt" fo:font-weight="normal" officeooo:rsid="002c26ab" officeooo:paragraph-rsid="002c26ab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FreeSans" officeooo:rsid="0017bd70" officeooo:paragraph-rsid="0017bd70"/>
    </style:style>
    <style:style style:name="P12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17e0b4" officeooo:paragraph-rsid="0017e0b4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18c67a" officeooo:paragraph-rsid="0018c67a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18e7f9" officeooo:paragraph-rsid="0018e7f9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1963df" officeooo:paragraph-rsid="001963df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2pt" fo:font-weight="normal" officeooo:paragraph-rsid="0017e0b4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2pt" fo:font-weight="normal" officeooo:paragraph-rsid="0017bd70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22b7f5" officeooo:paragraph-rsid="0022b7f5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FreeSans" officeooo:rsid="0017e0b4" officeooo:paragraph-rsid="001b6326"/>
    </style:style>
    <style:style style:name="P20" style:family="paragraph" style:parent-style-name="Table_20_Contents">
      <style:paragraph-properties fo:text-align="center" style:justify-single-word="false"/>
      <style:text-properties style:font-name="FreeSans" officeooo:rsid="0017e0b4" officeooo:paragraph-rsid="0017e0b4"/>
    </style:style>
    <style:style style:name="P21" style:family="paragraph" style:parent-style-name="Table_20_Contents">
      <style:paragraph-properties fo:text-align="center" style:justify-single-word="false"/>
      <style:text-properties style:font-name="FreeSans" officeooo:rsid="0017e0b4" officeooo:paragraph-rsid="0018e7f9"/>
    </style:style>
    <style:style style:name="P22" style:family="paragraph" style:parent-style-name="Table_20_Contents">
      <style:paragraph-properties fo:text-align="center" style:justify-single-word="false"/>
      <style:text-properties style:font-name="FreeSans" officeooo:rsid="0018c67a" officeooo:paragraph-rsid="0018c67a"/>
    </style:style>
    <style:style style:name="P23" style:family="paragraph" style:parent-style-name="Table_20_Contents">
      <style:paragraph-properties fo:text-align="center" style:justify-single-word="false"/>
      <style:text-properties style:font-name="FreeSans" officeooo:rsid="0018e7f9" officeooo:paragraph-rsid="0018e7f9"/>
    </style:style>
    <style:style style:name="P24" style:family="paragraph" style:parent-style-name="Table_20_Contents">
      <style:paragraph-properties fo:text-align="center" style:justify-single-word="false"/>
      <style:text-properties style:font-name="FreeSans" officeooo:rsid="001963df" officeooo:paragraph-rsid="001963df"/>
    </style:style>
    <style:style style:name="P25" style:family="paragraph" style:parent-style-name="Table_20_Contents">
      <style:paragraph-properties fo:text-align="center" style:justify-single-word="false"/>
      <style:text-properties style:font-name="FreeSans" officeooo:rsid="001b6326" officeooo:paragraph-rsid="001b6326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0pt" fo:font-weight="normal" officeooo:rsid="001963df" officeooo:paragraph-rsid="001cb1de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1pt" fo:font-weight="normal" officeooo:rsid="0017e0b4" officeooo:paragraph-rsid="001cb1de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FreeSans" officeooo:rsid="0022b7f5" officeooo:paragraph-rsid="0022b7f5"/>
    </style:style>
    <style:style style:name="P29" style:family="paragraph" style:parent-style-name="Table_20_Contents">
      <style:paragraph-properties fo:text-align="center" style:justify-single-word="false"/>
      <style:text-properties style:font-name="FreeSans" officeooo:rsid="002467be" officeooo:paragraph-rsid="002467be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FreeSans" fo:font-weight="bold" officeooo:rsid="0017bd70" officeooo:paragraph-rsid="0017bd70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FreeSans" fo:font-weight="normal" officeooo:rsid="0017bd70" officeooo:paragraph-rsid="0017bd70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FreeSans" fo:font-weight="normal" officeooo:rsid="0022b7f5" officeooo:paragraph-rsid="0022b7f5" style:font-weight-asian="normal" style:font-weight-complex="normal"/>
    </style:style>
    <style:style style:name="T1" style:family="text">
      <style:text-properties officeooo:rsid="0017bd7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weight="normal" officeooo:rsid="0021a58c" style:font-weight-asian="normal" style:font-weight-complex="normal"/>
    </style:style>
    <style:style style:name="T4" style:family="text">
      <style:text-properties fo:font-variant="normal" fo:text-transform="none" fo:color="#3c4043" fo:letter-spacing="normal" fo:font-style="normal"/>
    </style:style>
    <style:style style:name="T5" style:family="text">
      <style:text-properties fo:font-variant="normal" fo:text-transform="none" fo:color="#3c4043" fo:letter-spacing="normal" fo:font-style="normal" officeooo:rsid="0017bd70"/>
    </style:style>
    <style:style style:name="T6" style:family="text">
      <style:text-properties officeooo:rsid="0018c67a"/>
    </style:style>
    <style:style style:name="T7" style:family="text">
      <style:text-properties officeooo:rsid="0018e7f9"/>
    </style:style>
    <style:style style:name="T8" style:family="text">
      <style:text-properties officeooo:rsid="001963df"/>
    </style:style>
    <style:style style:name="T9" style:family="text">
      <style:text-properties officeooo:rsid="001b6326"/>
    </style:style>
    <style:style style:name="T10" style:family="text">
      <style:text-properties officeooo:rsid="001cb1de"/>
    </style:style>
    <style:style style:name="T11" style:family="text">
      <style:text-properties officeooo:rsid="001e677a"/>
    </style:style>
    <style:style style:name="T12" style:family="text">
      <style:text-properties officeooo:rsid="0020551a"/>
    </style:style>
    <style:style style:name="T13" style:family="text">
      <style:text-properties officeooo:rsid="0021a58c"/>
    </style:style>
    <style:style style:name="T14" style:family="text">
      <style:text-properties officeooo:rsid="0023a14d"/>
    </style:style>
    <style:style style:name="T15" style:family="text">
      <style:text-properties officeooo:rsid="002467be"/>
    </style:style>
    <style:style style:name="T16" style:family="text">
      <style:text-properties officeooo:rsid="002bd8bc"/>
    </style:style>
    <style:style style:name="T17" style:family="text">
      <style:text-properties officeooo:rsid="002c26ab"/>
    </style:style>
    <style:style style:name="T18" style:family="text">
      <style:text-properties fo:color="#006d6f" officeooo:rsid="002c26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4">Archivo de configuracion del map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Analizador Lexico</text:p>
      <text:p text:style-name="P3"/>
      <text:p text:style-name="P5">Definiciones regulares:</text:p>
      <text:p text:style-name="P5"><text:tab/><text:span text:style-name="T2">Letras:<text:tab/>L=[a-zA-Z]</text:span></text:p>
      <text:p text:style-name="P5"><text:span text:style-name="T2"><text:tab/>Numeros:<text:tab/>N=[</text:span><text:span text:style-name="T3">0</text:span><text:span text:style-name="T2">-9]<text:tab/></text:span></text:p>
      <text:p text:style-name="P5"><text:span text:style-name="T2"><text:tab/></text:span></text:p>
      <text:p text:style-name="P3"/>
      <text:p text:style-name="P5">Listado de Token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Lexema</text:p>
          </table:table-cell>
          <table:table-cell table:style-name="Table1.A1" office:value-type="string">
            <text:p text:style-name="P30">Token</text:p>
          </table:table-cell>
          <table:table-cell table:style-name="Table1.D1" office:value-type="string">
            <text:p text:style-name="P30">Expresion Regular</text:p>
          </table:table-cell>
        </table:table-row>
        <table:table-row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3">NAMEID</text:p>
          </table:table-cell>
          <table:table-cell table:style-name="Table1.D2" office:value-type="string">
            <text:p text:style-name="P11">“(L | _ | $)(L | N | _ | $ | -)*”</text:p>
          </table:table-cell>
        </table:table-row>
        <table:table-row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23">NAME<text:span text:style-name="T8">PLANET</text:span></text:p>
          </table:table-cell>
          <table:table-cell table:style-name="Table1.D2" office:value-type="string">
            <text:p text:style-name="P15">“(L | L? | L?)”</text:p>
          </table:table-cell>
        </table:table-row>
        <table:table-row>
          <table:table-cell table:style-name="Table1.A2" office:value-type="string">
            <text:p text:style-name="P18">3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25">NAMEPLAYER</text:p>
          </table:table-cell>
          <table:table-cell table:style-name="Table1.D2" office:value-type="string">
            <text:p text:style-name="P26">“<text:span text:style-name="T9">(L)</text:span>(L<text:span text:style-name="T10">|N)?</text:span> (L<text:span text:style-name="T10">|N)?</text:span>(L<text:span text:style-name="T10">|N)?</text:span>(L<text:span text:style-name="T10">|N)?</text:span>(L<text:span text:style-name="T10">|N)?</text:span>(L<text:span text:style-name="T10">|N)?</text:span>(L<text:span text:style-name="T10">|N)?</text:span>(L<text:span text:style-name="T10">|N)?</text:span>(L<text:span text:style-name="T10">|N)?</text:span>”</text:p>
          </table:table-cell>
        </table:table-row>
        <table:table-row>
          <table:table-cell table:style-name="Table1.A2" office:value-type="string">
            <text:p text:style-name="P18">4</text:p>
          </table:table-cell>
          <table:table-cell table:style-name="Table1.A2" office:value-type="string">
            <text:p text:style-name="P14">{</text:p>
          </table:table-cell>
          <table:table-cell table:style-name="Table1.A2" office:value-type="string">
            <text:p text:style-name="P23">CURLYBRACKETO</text:p>
          </table:table-cell>
          <table:table-cell table:style-name="Table1.D2" office:value-type="string">
            <text:p text:style-name="P14">{</text:p>
          </table:table-cell>
        </table:table-row>
        <table:table-row>
          <table:table-cell table:style-name="Table1.A2" office:value-type="string">
            <text:p text:style-name="P18">5</text:p>
          </table:table-cell>
          <table:table-cell table:style-name="Table1.A2" office:value-type="string">
            <text:p text:style-name="P14">}</text:p>
          </table:table-cell>
          <table:table-cell table:style-name="Table1.A2" office:value-type="string">
            <text:p text:style-name="P23">CURLYBRACKETC</text:p>
          </table:table-cell>
          <table:table-cell table:style-name="Table1.D2" office:value-type="string">
            <text:p text:style-name="P14">}</text:p>
          </table:table-cell>
        </table:table-row>
        <table:table-row>
          <table:table-cell table:style-name="Table1.A2" office:value-type="string">
            <text:p text:style-name="P18">6</text:p>
          </table:table-cell>
          <table:table-cell table:style-name="Table1.A2" office:value-type="string">
            <text:p text:style-name="P14">[</text:p>
          </table:table-cell>
          <table:table-cell table:style-name="Table1.A2" office:value-type="string">
            <text:p text:style-name="P20"><text:span text:style-name="T7">SQUAREBRACKETO</text:span></text:p>
          </table:table-cell>
          <table:table-cell table:style-name="Table1.D2" office:value-type="string">
            <text:p text:style-name="P14">[</text:p>
          </table:table-cell>
        </table:table-row>
        <table:table-row>
          <table:table-cell table:style-name="Table1.A2" office:value-type="string">
            <text:p text:style-name="P18">7</text:p>
          </table:table-cell>
          <table:table-cell table:style-name="Table1.A2" office:value-type="string">
            <text:p text:style-name="P14">]</text:p>
          </table:table-cell>
          <table:table-cell table:style-name="Table1.A2" office:value-type="string">
            <text:p text:style-name="P21"><text:span text:style-name="T7">SQUAREBRACKETC</text:span></text:p>
          </table:table-cell>
          <table:table-cell table:style-name="Table1.D2" office:value-type="string">
            <text:p text:style-name="P14">]</text:p>
          </table:table-cell>
        </table:table-row>
        <table:table-row>
          <table:table-cell table:style-name="Table1.A2" office:value-type="string">
            <text:p text:style-name="P18">8</text:p>
          </table:table-cell>
          <table:table-cell table:style-name="Table1.A2" office:value-type="string">
            <text:p text:style-name="P17">:</text:p>
          </table:table-cell>
          <table:table-cell table:style-name="Table1.A2" office:value-type="string">
            <text:p text:style-name="P23">COLON</text:p>
          </table:table-cell>
          <table:table-cell table:style-name="Table1.D2" office:value-type="string">
            <text:p text:style-name="P12">:</text:p>
          </table:table-cell>
        </table:table-row>
        <table:table-row>
          <table:table-cell table:style-name="Table1.A2" office:value-type="string">
            <text:p text:style-name="P18">9</text:p>
          </table:table-cell>
          <table:table-cell table:style-name="Table1.A2" office:value-type="string">
            <text:p text:style-name="P17">,</text:p>
          </table:table-cell>
          <table:table-cell table:style-name="Table1.A2" office:value-type="string">
            <text:p text:style-name="P23">COMMA</text:p>
          </table:table-cell>
          <table:table-cell table:style-name="Table1.D2" office:value-type="string">
            <text:p text:style-name="P12">,</text:p>
          </table:table-cell>
        </table:table-row>
        <table:table-row>
          <table:table-cell table:style-name="Table1.A2" office:value-type="string">
            <text:p text:style-name="P18">10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20">INTEGER</text:p>
          </table:table-cell>
          <table:table-cell table:style-name="Table1.D2" office:value-type="string">
            <text:p text:style-name="P12"><text:span text:style-name="T14">(0) | (</text:span>(<text:span text:style-name="T13">1|2|3|4|5|6|7|8|9</text:span>)(N)*<text:span text:style-name="T14">)</text:span></text:p>
          </table:table-cell>
        </table:table-row>
        <table:table-row>
          <table:table-cell table:style-name="Table1.A2" office:value-type="string">
            <text:p text:style-name="P18">11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20">DOUBLE</text:p>
          </table:table-cell>
          <table:table-cell table:style-name="Table1.D2" office:value-type="string">
            <text:p text:style-name="P27">(0.)<text:span text:style-name="T10">(N)?(N)?(N)?(N)?(N)?(N)?</text:span></text:p>
          </table:table-cell>
        </table:table-row>
        <table:table-row>
          <table:table-cell table:style-name="Table1.A2" office:value-type="string">
            <text:p text:style-name="P28">12</text:p>
          </table:table-cell>
          <table:table-cell table:style-name="Table1.A2" office:value-type="string">
            <text:p text:style-name="P20">true</text:p>
          </table:table-cell>
          <table:table-cell table:style-name="Table1.A2" office:value-type="string">
            <text:p text:style-name="P20">TRUE</text:p>
          </table:table-cell>
          <table:table-cell table:style-name="Table1.D2" office:value-type="string">
            <text:p text:style-name="P20">true</text:p>
          </table:table-cell>
        </table:table-row>
        <table:table-row>
          <table:table-cell table:style-name="Table1.A2" office:value-type="string">
            <text:p text:style-name="P28">13</text:p>
          </table:table-cell>
          <table:table-cell table:style-name="Table1.A2" office:value-type="string">
            <text:p text:style-name="P20">false</text:p>
          </table:table-cell>
          <table:table-cell table:style-name="Table1.A2" office:value-type="string">
            <text:p text:style-name="P20">FALSE</text:p>
          </table:table-cell>
          <table:table-cell table:style-name="Table1.D2" office:value-type="string">
            <text:p text:style-name="P20">false</text:p>
          </table:table-cell>
        </table:table-row>
        <table:table-row>
          <table:table-cell table:style-name="Table1.A2" office:value-type="string">
            <text:p text:style-name="P18">14</text:p>
          </table:table-cell>
          <table:table-cell table:style-name="Table1.A2" office:value-type="string">
            <text:p text:style-name="P13">MAPA</text:p>
          </table:table-cell>
          <table:table-cell table:style-name="Table1.A2" office:value-type="string">
            <text:p text:style-name="P22">MAP</text:p>
          </table:table-cell>
          <table:table-cell table:style-name="Table1.D2" office:value-type="string">
            <text:p text:style-name="P13">MAPA</text:p>
          </table:table-cell>
        </table:table-row>
        <table:table-row>
          <table:table-cell table:style-name="Table1.A2" office:value-type="string">
            <text:p text:style-name="P18">15</text:p>
          </table:table-cell>
          <table:table-cell table:style-name="Table1.A2" office:value-type="string">
            <text:p text:style-name="P13">id</text:p>
          </table:table-cell>
          <table:table-cell table:style-name="Table1.A2" office:value-type="string">
            <text:p text:style-name="P22">ID</text:p>
          </table:table-cell>
          <table:table-cell table:style-name="Table1.D2" office:value-type="string">
            <text:p text:style-name="P13">id</text:p>
          </table:table-cell>
        </table:table-row>
        <table:table-row>
          <table:table-cell table:style-name="Table1.A2" office:value-type="string">
            <text:p text:style-name="P18">16</text:p>
          </table:table-cell>
          <table:table-cell table:style-name="Table1.A2" office:value-type="string">
            <text:p text:style-name="P17"><text:bookmark-start text:name="__DdeLink__21_3874327321"/><text:span text:style-name="T1">tama</text:span><text:span text:style-name="T4">ñ</text:span><text:span text:style-name="T5">o</text:span><text:bookmark-end text:name="__DdeLink__21_3874327321"/></text:p>
          </table:table-cell>
          <table:table-cell table:style-name="Table1.A2" office:value-type="string">
            <text:p text:style-name="P20">SIZE</text:p>
          </table:table-cell>
          <table:table-cell table:style-name="Table1.D2" office:value-type="string">
            <text:p text:style-name="P16"><text:span text:style-name="T1">tama</text:span><text:span text:style-name="T4">ñ</text:span><text:span text:style-name="T5">o</text:span></text:p>
          </table:table-cell>
        </table:table-row>
        <table:table-row>
          <table:table-cell table:style-name="Table1.A2" office:value-type="string">
            <text:p text:style-name="P28">17</text:p>
          </table:table-cell>
          <table:table-cell table:style-name="Table1.A2" office:value-type="string">
            <text:p text:style-name="P20">filas</text:p>
          </table:table-cell>
          <table:table-cell table:style-name="Table1.A2" office:value-type="string">
            <text:p text:style-name="P20">ROWS</text:p>
          </table:table-cell>
          <table:table-cell table:style-name="Table1.D2" office:value-type="string">
            <text:p text:style-name="P20">filas</text:p>
          </table:table-cell>
        </table:table-row>
        <table:table-row>
          <table:table-cell table:style-name="Table1.A2" office:value-type="string">
            <text:p text:style-name="P28">18</text:p>
          </table:table-cell>
          <table:table-cell table:style-name="Table1.A2" office:value-type="string">
            <text:p text:style-name="P20">columnas</text:p>
          </table:table-cell>
          <table:table-cell table:style-name="Table1.A2" office:value-type="string">
            <text:p text:style-name="P20">COLUMNS</text:p>
          </table:table-cell>
          <table:table-cell table:style-name="Table1.D2" office:value-type="string">
            <text:p text:style-name="P20">columnas</text:p>
          </table:table-cell>
        </table:table-row>
        <table:table-row>
          <table:table-cell table:style-name="Table1.A2" office:value-type="string">
            <text:p text:style-name="P28">19</text:p>
          </table:table-cell>
          <table:table-cell table:style-name="Table1.A2" office:value-type="string">
            <text:p text:style-name="P20">alAzar</text:p>
          </table:table-cell>
          <table:table-cell table:style-name="Table1.A2" office:value-type="string">
            <text:p text:style-name="P20">RANDOM</text:p>
          </table:table-cell>
          <table:table-cell table:style-name="Table1.D2" office:value-type="string">
            <text:p text:style-name="P20">alAzar</text:p>
          </table:table-cell>
        </table:table-row>
        <table:table-row>
          <table:table-cell table:style-name="Table1.A2" office:value-type="string">
            <text:p text:style-name="P28">20</text:p>
          </table:table-cell>
          <table:table-cell table:style-name="Table1.A2" office:value-type="string">
            <text:p text:style-name="P20">planetasNeutrales</text:p>
          </table:table-cell>
          <table:table-cell table:style-name="Table1.A2" office:value-type="string">
            <text:p text:style-name="P20"><text:bookmark-start text:name="__DdeLink__27_3874327321"/>NEUTRAL<text:span text:style-name="T6">P</text:span><text:bookmark-end text:name="__DdeLink__27_3874327321"/></text:p>
          </table:table-cell>
          <table:table-cell table:style-name="Table1.D2" office:value-type="string">
            <text:p text:style-name="P20">planetasNeutrales</text:p>
          </table:table-cell>
        </table:table-row>
        <table:table-row>
          <table:table-cell table:style-name="Table1.A2" office:value-type="string">
            <text:p text:style-name="P28">21</text:p>
          </table:table-cell>
          <table:table-cell table:style-name="Table1.A2" office:value-type="string">
            <text:p text:style-name="P20">mapaCiego</text:p>
          </table:table-cell>
          <table:table-cell table:style-name="Table1.A2" office:value-type="string">
            <text:p text:style-name="P20">BLIND</text:p>
          </table:table-cell>
          <table:table-cell table:style-name="Table1.D2" office:value-type="string">
            <text:p text:style-name="P20">mapaCiego</text:p>
          </table:table-cell>
        </table:table-row>
        <table:table-row>
          <table:table-cell table:style-name="Table1.A2" office:value-type="string">
            <text:p text:style-name="P28">22</text:p>
          </table:table-cell>
          <table:table-cell table:style-name="Table1.A2" office:value-type="string">
            <text:p text:style-name="P20">acumular</text:p>
          </table:table-cell>
          <table:table-cell table:style-name="Table1.A2" office:value-type="string">
            <text:p text:style-name="P22">ACCUMULATE</text:p>
          </table:table-cell>
          <table:table-cell table:style-name="Table1.D2" office:value-type="string">
            <text:p text:style-name="P20">acumular</text:p>
          </table:table-cell>
        </table:table-row>
        <table:table-row>
          <table:table-cell table:style-name="Table1.A2" office:value-type="string">
            <text:p text:style-name="P28">23</text:p>
          </table:table-cell>
          <table:table-cell table:style-name="Table1.A2" office:value-type="string">
            <text:p text:style-name="P22">NEUTRALES</text:p>
          </table:table-cell>
          <table:table-cell table:style-name="Table1.A2" office:value-type="string">
            <text:p text:style-name="P22">NEUTRAL</text:p>
          </table:table-cell>
          <table:table-cell table:style-name="Table1.D2" office:value-type="string">
            <text:p text:style-name="P22">NEUTRALES</text:p>
          </table:table-cell>
        </table:table-row>
        <table:table-row>
          <table:table-cell table:style-name="Table1.A2" office:value-type="string">
            <text:p text:style-name="P28">24</text:p>
          </table:table-cell>
          <table:table-cell table:style-name="Table1.A2" office:value-type="string">
            <text:p text:style-name="P22">mostrarNaves</text:p>
          </table:table-cell>
          <table:table-cell table:style-name="Table1.A2" office:value-type="string">
            <text:p text:style-name="P22">SHOWSPACESHIPS</text:p>
          </table:table-cell>
          <table:table-cell table:style-name="Table1.D2" office:value-type="string">
            <text:p text:style-name="P22">mostrarNaves</text:p>
          </table:table-cell>
        </table:table-row>
        <table:table-row>
          <table:table-cell table:style-name="Table1.A2" office:value-type="string">
            <text:p text:style-name="P28">25</text:p>
          </table:table-cell>
          <table:table-cell table:style-name="Table1.A2" office:value-type="string">
            <text:p text:style-name="P22">mostrarEstadisticas</text:p>
          </table:table-cell>
          <table:table-cell table:style-name="Table1.A2" office:value-type="string">
            <text:p text:style-name="P22">SHOWSTATISTICS</text:p>
          </table:table-cell>
          <table:table-cell table:style-name="Table1.D2" office:value-type="string">
            <text:p text:style-name="P22">mostrarEstadisticas</text:p>
          </table:table-cell>
        </table:table-row>
        <table:table-row>
          <table:table-cell table:style-name="Table1.A2" office:value-type="string">
            <text:p text:style-name="P28">26</text:p>
          </table:table-cell>
          <table:table-cell table:style-name="Table1.A2" office:value-type="string">
            <text:p text:style-name="P22">produccion</text:p>
          </table:table-cell>
          <table:table-cell table:style-name="Table1.A2" office:value-type="string">
            <text:p text:style-name="P22">PRODUCTION</text:p>
          </table:table-cell>
          <table:table-cell table:style-name="Table1.D2" office:value-type="string">
            <text:p text:style-name="P22">produccion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8">27</text:p>
          </table:table-cell>
          <table:table-cell table:style-name="Table2.A1" office:value-type="string">
            <text:p text:style-name="P22">finalizacion</text:p>
          </table:table-cell>
          <table:table-cell table:style-name="Table2.A1" office:value-type="string">
            <text:p text:style-name="P22">COMPLETION</text:p>
          </table:table-cell>
          <table:table-cell table:style-name="Table2.D1" office:value-type="string">
            <text:p text:style-name="P22">finalizacion</text:p>
          </table:table-cell>
        </table:table-row>
        <table:table-row>
          <table:table-cell table:style-name="Table2.A2" office:value-type="string">
            <text:p text:style-name="P28">28</text:p>
          </table:table-cell>
          <table:table-cell table:style-name="Table2.A2" office:value-type="string">
            <text:p text:style-name="P24">PLANETAS</text:p>
          </table:table-cell>
          <table:table-cell table:style-name="Table2.A2" office:value-type="string">
            <text:p text:style-name="P24">PLANETS</text:p>
          </table:table-cell>
          <table:table-cell table:style-name="Table2.D2" office:value-type="string">
            <text:p text:style-name="P24">PLANETAS</text:p>
          </table:table-cell>
        </table:table-row>
        <table:table-row>
          <table:table-cell table:style-name="Table2.A2" office:value-type="string">
            <text:p text:style-name="P28">29</text:p>
          </table:table-cell>
          <table:table-cell table:style-name="Table2.A2" office:value-type="string">
            <text:p text:style-name="P24">naves</text:p>
          </table:table-cell>
          <table:table-cell table:style-name="Table2.A2" office:value-type="string">
            <text:p text:style-name="P24"><text:span text:style-name="T12">SPACE</text:span>SHIPS</text:p>
          </table:table-cell>
          <table:table-cell table:style-name="Table2.D2" office:value-type="string">
            <text:p text:style-name="P24">naves</text:p>
          </table:table-cell>
        </table:table-row>
        <text:soft-page-break/>
        <table:table-row>
          <table:table-cell table:style-name="Table2.A2" office:value-type="string">
            <text:p text:style-name="P28">30</text:p>
          </table:table-cell>
          <table:table-cell table:style-name="Table2.A2" office:value-type="string">
            <text:p text:style-name="P24">porcentajeMuertes</text:p>
          </table:table-cell>
          <table:table-cell table:style-name="Table2.A2" office:value-type="string">
            <text:p text:style-name="P24">DEATHRATE</text:p>
          </table:table-cell>
          <table:table-cell table:style-name="Table2.D2" office:value-type="string">
            <text:p text:style-name="P24">porcentajeMuertes</text:p>
          </table:table-cell>
        </table:table-row>
        <table:table-row>
          <table:table-cell table:style-name="Table2.A2" office:value-type="string">
            <text:p text:style-name="P28">31</text:p>
          </table:table-cell>
          <table:table-cell table:style-name="Table2.A2" office:value-type="string">
            <text:p text:style-name="P25">PLANETAS_NEUTRALES</text:p>
          </table:table-cell>
          <table:table-cell table:style-name="Table2.A2" office:value-type="string">
            <text:p text:style-name="P19">NEUTRAL<text:span text:style-name="T6">PLANETS</text:span></text:p>
          </table:table-cell>
          <table:table-cell table:style-name="Table2.D2" office:value-type="string">
            <text:p text:style-name="P25">PLANETAS_NEUTRALES</text:p>
          </table:table-cell>
        </table:table-row>
        <table:table-row>
          <table:table-cell table:style-name="Table2.A2" office:value-type="string">
            <text:p text:style-name="P28">32</text:p>
          </table:table-cell>
          <table:table-cell table:style-name="Table2.A2" office:value-type="string">
            <text:p text:style-name="P25">JUGADORES</text:p>
          </table:table-cell>
          <table:table-cell table:style-name="Table2.A2" office:value-type="string">
            <text:p text:style-name="P25">PLAYERS</text:p>
          </table:table-cell>
          <table:table-cell table:style-name="Table2.D2" office:value-type="string">
            <text:p text:style-name="P25">JUGADORES</text:p>
          </table:table-cell>
        </table:table-row>
        <table:table-row>
          <table:table-cell table:style-name="Table2.A2" office:value-type="string">
            <text:p text:style-name="P28">33</text:p>
          </table:table-cell>
          <table:table-cell table:style-name="Table2.A2" office:value-type="string">
            <text:p text:style-name="P25">planetas</text:p>
          </table:table-cell>
          <table:table-cell table:style-name="Table2.A2" office:value-type="string">
            <text:p text:style-name="P25"><text:bookmark-start text:name="__DdeLink__25_3874327321"/><text:bookmark-start text:name="__DdeLink__23_3874327321"/>PLAYERPLANETS<text:bookmark-end text:name="__DdeLink__25_3874327321"/><text:bookmark-end text:name="__DdeLink__23_3874327321"/></text:p>
          </table:table-cell>
          <table:table-cell table:style-name="Table2.D2" office:value-type="string">
            <text:p text:style-name="P25">planetas</text:p>
          </table:table-cell>
        </table:table-row>
        <table:table-row>
          <table:table-cell table:style-name="Table2.A2" office:value-type="string">
            <text:p text:style-name="P29">34</text:p>
          </table:table-cell>
          <table:table-cell table:style-name="Table2.A2" office:value-type="string">
            <text:p text:style-name="P29">nombre</text:p>
          </table:table-cell>
          <table:table-cell table:style-name="Table2.A2" office:value-type="string">
            <text:p text:style-name="P29">NAME</text:p>
          </table:table-cell>
          <table:table-cell table:style-name="Table2.D2" office:value-type="string">
            <text:p text:style-name="P29">nombre</text:p>
          </table:table-cell>
        </table:table-row>
        <table:table-row>
          <table:table-cell table:style-name="Table2.A2" office:value-type="string">
            <text:p text:style-name="P28">3<text:span text:style-name="T15">5</text:span></text:p>
          </table:table-cell>
          <table:table-cell table:style-name="Table2.A2" office:value-type="string">
            <text:p text:style-name="P25"><text:span text:style-name="T11">t</text:span>ipo</text:p>
          </table:table-cell>
          <table:table-cell table:style-name="Table2.A2" office:value-type="string">
            <text:p text:style-name="P25">TYPE</text:p>
          </table:table-cell>
          <table:table-cell table:style-name="Table2.D2" office:value-type="string">
            <text:p text:style-name="P25">tipo</text:p>
          </table:table-cell>
        </table:table-row>
        <table:table-row>
          <table:table-cell table:style-name="Table2.A2" office:value-type="string">
            <text:p text:style-name="P28">3<text:span text:style-name="T15">6</text:span></text:p>
          </table:table-cell>
          <table:table-cell table:style-name="Table2.A2" office:value-type="string">
            <text:p text:style-name="P25">HUMANO</text:p>
          </table:table-cell>
          <table:table-cell table:style-name="Table2.A2" office:value-type="string">
            <text:p text:style-name="P25">HUMAN</text:p>
          </table:table-cell>
          <table:table-cell table:style-name="Table2.D2" office:value-type="string">
            <text:p text:style-name="P25">HUMANO</text:p>
          </table:table-cell>
        </table:table-row>
        <table:table-row>
          <table:table-cell table:style-name="Table2.A2" office:value-type="string">
            <text:p text:style-name="P28">3<text:span text:style-name="T15">7</text:span></text:p>
          </table:table-cell>
          <table:table-cell table:style-name="Table2.A2" office:value-type="string">
            <text:p text:style-name="P25">DIFICIL</text:p>
          </table:table-cell>
          <table:table-cell table:style-name="Table2.A2" office:value-type="string">
            <text:p text:style-name="P25">HARD</text:p>
          </table:table-cell>
          <table:table-cell table:style-name="Table2.D2" office:value-type="string">
            <text:p text:style-name="P25">DIFICIL</text:p>
          </table:table-cell>
        </table:table-row>
        <table:table-row>
          <table:table-cell table:style-name="Table2.A2" office:value-type="string">
            <text:p text:style-name="P28">3<text:span text:style-name="T15">8</text:span></text:p>
          </table:table-cell>
          <table:table-cell table:style-name="Table2.A2" office:value-type="string">
            <text:p text:style-name="P25">FACIL</text:p>
          </table:table-cell>
          <table:table-cell table:style-name="Table2.A2" office:value-type="string">
            <text:p text:style-name="P25">EASY</text:p>
          </table:table-cell>
          <table:table-cell table:style-name="Table2.D2" office:value-type="string">
            <text:p text:style-name="P25">FACIL</text:p>
          </table:table-cell>
        </table:table-row>
      </table:table>
      <text:p text:style-name="P6"/>
      <text:p text:style-name="P3"/>
      <text:p text:style-name="P3">Analizador Sintactico</text:p>
      <text:p text:style-name="P3"/>
      <text:p text:style-name="P7">G={N, T, P, S}</text:p>
      <text:p text:style-name="P7"/>
      <text:p text:style-name="P7">N = {<text:tab/>konquest, players, playerRulesSelector, playersDescription, playerName, name, <text:tab/>playerPlanets, planetsName, playerType, type, planets, planetsDescription, planetName <text:tab/>planetRulesSelector, planetSpaceShips, planetProduction, planetDeathRate, <text:tab/>accumulate, neutralPlanets, <text:s/>neutralPlanetsDescription, neutralPlanetRulesSelector, <text:tab/>map, mapRulesSelector, id, size, neutralPlanetsMap, neutral, random, blindMap, <text:tab/> <text:tab/>completion, konquestRulesSelector, mapName, sizeRulesSelector, rows, columns, <text:tab/>neutralRulesSelector, showSpaceShips, showStatistics, production, <text:s/>boolean}</text:p>
      <text:p text:style-name="P7"/>
      <text:p text:style-name="P7">T = {<text:tab/>NAMEID, NAMEPLANET, NAMEPLAYER, CURLYBRACKETO, CURLYBRACKETC, <text:tab/>SQUAREBRACKETO, SQUAREBRACKETC, COLON, COMMA, INTEGER, NAME. <text:s/><text:tab/>DOUBLE, TRUE, FALSE, MAP, ID, SIZE, ROWS, COLUMNS, RANDOM, HUMAN, <text:tab/>NEUTRALP, BLIND, ACCUMULATE, NEUTRAL, SHOWSPACESHIPS, EASY, <text:tab/>SHOWSTATISTICS, <text:s/>PRODUCTION, COMPLETION, PLANETS, SPACESHIPS, <text:tab/>DEATHRATE, NEUTRALPLANETS, PLAYERS, PLAYERPLANETS, TYPE, <text:s text:c="2"/>HARD} <text:tab/></text:p>
      <text:p text:style-name="P7"/>
      <text:p text:style-name="P7">S = konquest</text:p>
      <text:p text:style-name="P7"/>
      <text:p text:style-name="P7">P = <text:span text:style-name="T16">{</text:span></text:p>
      <text:p text:style-name="P10">Estructura Principal del Juego</text:p>
      <text:p text:style-name="P8">konquest →<text:span text:style-name="T16"> <text:tab/></text:span>CURLYBRACKETO konquestRulesSelector CURLYBRACKETC</text:p>
      <text:p text:style-name="P8"/>
      <text:p text:style-name="P8">konquestRulesSelector→<text:span text:style-name="T16"> </text:span><text:s text:c="2"/><text:tab/>map COMMA planets COMMA neutralPlanets COMMA players</text:p>
      <text:p text:style-name="P8"><text:s text:c="40"/><text:tab/> | planets COMMA map COMMA neutralPlanets COMMA players</text:p>
      <text:p text:style-name="P8"><text:s text:c="26"/><text:tab/><text:tab/> <text:s/>| planets COMMA neutralPlanets COMMA map COMMA players</text:p>
      <text:p text:style-name="P8"><text:s text:c="26"/><text:tab/><text:tab/> <text:s/>| planets COMMA neutralPlanets COMMA players COMMA map</text:p>
      <text:p text:style-name="P8"><text:s text:c="26"/><text:tab/><text:tab/> <text:s/>| map COMMA planets COMMA players COMMA neutralPlanets</text:p>
      <text:p text:style-name="P8"><text:s text:c="26"/><text:tab/><text:tab/> <text:s/>| planets COMMA map COMMA players COMMA neutralPlanets</text:p>
      <text:p text:style-name="P8"><text:s text:c="26"/><text:tab/><text:tab/> <text:s/>| planets COMMA players COMMA map COMMA neutralPlanets</text:p>
      <text:p text:style-name="P8"><text:s text:c="26"/><text:tab/><text:tab/> <text:s/>| planets COMMA players COMMA neutralPlanets COMMA map</text:p>
      <text:p text:style-name="P8"><text:s text:c="26"/><text:tab/><text:tab/> <text:s/>| map COMMA neutralPlanets COMMA planets COMMA players</text:p>
      <text:p text:style-name="P8"><text:s text:c="26"/><text:tab/><text:tab/> <text:s/>| neutralPlanets COMMA map COMMA planets COMMA players</text:p>
      <text:p text:style-name="P8"><text:s text:c="26"/><text:tab/><text:tab/> <text:s/>| neutralPlanets COMMA planets COMMA map COMMA players</text:p>
      <text:p text:style-name="P8"><text:s text:c="26"/><text:tab/><text:tab/> <text:s/>| neutralPlanets COMMA planets COMMA players COMMA map</text:p>
      <text:p text:style-name="P8"><text:soft-page-break/><text:s text:c="27"/><text:tab/><text:tab/> | map COMMA neutralPlanets COMMA players COMMA planets</text:p>
      <text:p text:style-name="P8"><text:s text:c="27"/><text:tab/><text:tab/> | neutralPlanets COMMA map COMMA players COMMA planets</text:p>
      <text:p text:style-name="P8"><text:s text:c="27"/><text:tab/><text:tab/> | neutralPlanets COMMA players COMMA map COMMA planets</text:p>
      <text:p text:style-name="P8"><text:s text:c="27"/><text:tab/><text:tab/> | neutralPlanets COMMA players COMMA planets COMMA map</text:p>
      <text:p text:style-name="P8"><text:s text:c="27"/><text:tab/><text:tab/> | map COMMA players COMMA planets COMMA neutralPlanets</text:p>
      <text:p text:style-name="P8"><text:s text:c="27"/><text:tab/><text:tab/> | players COMMA map COMMA planets COMMA neutralPlanets</text:p>
      <text:p text:style-name="P8"><text:s text:c="27"/><text:tab/><text:tab/> | players COMMA planets COMMA map COMMA neutralPlanets</text:p>
      <text:p text:style-name="P8"><text:s text:c="27"/><text:tab/><text:tab/> | players COMMA planets COMMA neutralPlanets COMMA map</text:p>
      <text:p text:style-name="P8"><text:s text:c="27"/><text:tab/><text:tab/> | map COMMA players COMMA neutralPlanets COMMA planets</text:p>
      <text:p text:style-name="P8"><text:s text:c="27"/><text:tab/><text:tab/> | players COMMA map COMMA neutralPlanets COMMA planets</text:p>
      <text:p text:style-name="P8"><text:s text:c="27"/><text:tab/><text:tab/> | players COMMA neutralPlanets COMMA map COMMA planets</text:p>
      <text:p text:style-name="P8"><text:s text:c="27"/><text:tab/><text:tab/> | players COMMA neutralPlanets COMMA planets COMMA map</text:p>
      <text:p text:style-name="P8"/>
      <text:p text:style-name="P8"><text:span text:style-name="T18">Estructura Mapa</text:span> <text:s text:c="26"/></text:p>
      <text:p text:style-name="P8">mapRulesSelector →<text:tab/> id</text:p>
      <text:p text:style-name="P8"><text:s text:c="24"/><text:tab/><text:tab/>| size</text:p>
      <text:p text:style-name="P8"><text:s text:c="24"/><text:tab/><text:tab/>| neutral</text:p>
      <text:p text:style-name="P8"><text:s text:c="24"/><text:tab/><text:tab/>| random</text:p>
      <text:p text:style-name="P8"><text:s text:c="24"/><text:tab/><text:tab/>| neutralPlanetsMap</text:p>
      <text:p text:style-name="P8"><text:s text:c="24"/><text:tab/><text:tab/>| blindMap</text:p>
      <text:p text:style-name="P8"><text:s text:c="24"/><text:tab/><text:tab/>| accumulate</text:p>
      <text:p text:style-name="P8"><text:s text:c="24"/><text:tab/><text:tab/>| completion</text:p>
      <text:p text:style-name="P8"><text:s text:c="24"/><text:tab/><text:tab/>| id COMMA mapRulesSelector</text:p>
      <text:p text:style-name="P8"><text:s text:c="24"/><text:tab/><text:tab/>| size COMMA mapRulesSelector</text:p>
      <text:p text:style-name="P8"><text:s text:c="24"/><text:tab/><text:tab/>| neutral COMMA mapRulesSelector</text:p>
      <text:p text:style-name="P8"><text:s text:c="24"/><text:tab/><text:tab/>| random COMMA mapRulesSelector</text:p>
      <text:p text:style-name="P8"><text:s text:c="24"/><text:tab/><text:tab/>| neutralPlanetsMap COMMA mapRulesSelector</text:p>
      <text:p text:style-name="P8"><text:s text:c="24"/><text:tab/><text:tab/>| blindMap COMMA mapRulesSelector</text:p>
      <text:p text:style-name="P8"><text:s text:c="24"/><text:tab/><text:tab/>| accumulate COMMA mapRulesSelector</text:p>
      <text:p text:style-name="P8"><text:s text:c="24"/><text:tab/><text:tab/>| completion COMMA mapRulesSelector</text:p>
      <text:p text:style-name="P8"><text:s text:c="24"/></text:p>
      <text:p text:style-name="P8">mapName →<text:span text:style-name="T16"><text:tab/></text:span> <text:s/>NAMEID</text:p>
      <text:p text:style-name="P8"><text:s text:c="12"/><text:tab/><text:tab/>| NAMEPLANET</text:p>
      <text:p text:style-name="P8"><text:s text:c="12"/><text:tab/><text:tab/>| NAMEPLAYER</text:p>
      <text:p text:style-name="P8"><text:s text:c="11"/></text:p>
      <text:p text:style-name="P8">sizeRulesSelector →<text:tab/><text:tab/>rows COMMA columns</text:p>
      <text:p text:style-name="P8"><text:s text:c="24"/><text:tab/><text:tab/><text:tab/>| columns COMMA rows</text:p>
      <text:p text:style-name="P8"/>
      <text:p text:style-name="P8">rows →<text:span text:style-name="T16"> </text:span><text:s text:c="5"/>ROWS COLON INTEGER</text:p>
      <text:p text:style-name="P8"><text:s text:c="8"/></text:p>
      <text:p text:style-name="P8">columns →<text:span text:style-name="T16"> </text:span><text:s text:c="3"/>COLUMNS COLON INTEGER</text:p>
      <text:p text:style-name="P8"><text:s text:c="12"/></text:p>
      <text:p text:style-name="P8">neutral →<text:span text:style-name="T16"> </text:span><text:s text:c="3"/>NEUTRAL COLON CURLYBRACKETO neutralRulesSelector CURLYBRACKETC</text:p>
      <text:p text:style-name="P8"><text:s text:c="16"/></text:p>
      <text:p text:style-name="P8">neutralRulesSelector →<text:span text:style-name="T16"> </text:span><text:s text:c="4"/><text:tab/> showSpaceShips COMMA showStatistics COMMA production</text:p>
      <text:p text:style-name="P8"><text:s text:c="28"/><text:tab/><text:tab/>| showSpaceShips COMMA production COMMA showStatistics</text:p>
      <text:p text:style-name="P8"><text:s text:c="28"/><text:tab/><text:tab/>| showStatistics COMMA showSpaceShips COMMA production</text:p>
      <text:p text:style-name="P8"><text:s text:c="28"/><text:tab/><text:tab/>| showStatistics COMMA production COMMA showSpaceShips</text:p>
      <text:p text:style-name="P8"><text:s text:c="28"/><text:tab/><text:tab/>| production COMMA showSpaceShips COMMA showStatistics </text:p>
      <text:p text:style-name="P8"><text:s text:c="28"/><text:tab/><text:tab/>| production COMMA showStatistics COMMA showSpaceShips</text:p>
      <text:p text:style-name="P8"><text:s text:c="27"/></text:p>
      <text:p text:style-name="P8">showSpaceShips →<text:span text:style-name="T16"> </text:span><text:s text:c="3"/>SHOWSPACESHIPS COLON boolean</text:p>
      <text:p text:style-name="P8"/>
      <text:p text:style-name="P8">showStatistics →<text:span text:style-name="T16"> </text:span><text:s text:c="3"/>SHOWSTATISTICS COLON boolean</text:p>
      <text:p text:style-name="P8"/>
      <text:p text:style-name="P8">production →<text:span text:style-name="T16"> </text:span><text:s text:c="2"/>PRODUCTION COLON INTEGER</text:p>
      <text:p text:style-name="P8"><text:soft-page-break/><text:s text:c="16"/></text:p>
      <text:p text:style-name="P8">boolean →<text:span text:style-name="T16"> <text:tab/></text:span>TRUE</text:p>
      <text:p text:style-name="P8"><text:s text:c="15"/><text:tab/>| FALSE</text:p>
      <text:p text:style-name="P8"><text:s text:c="11"/></text:p>
      <text:p text:style-name="P8">random →<text:span text:style-name="T16"> </text:span><text:s text:c="2"/>RANDOM COLON boolean</text:p>
      <text:p text:style-name="P8"/>
      <text:p text:style-name="P8">neutralPlanetsMap →<text:span text:style-name="T16"> </text:span><text:s text:c="3"/>NEUTRALP COLON INTEGER</text:p>
      <text:p text:style-name="P8"><text:s text:c="22"/></text:p>
      <text:p text:style-name="P8">blindMap →<text:span text:style-name="T16"> <text:s/></text:span><text:s text:c="3"/>BLIND COLON boolean</text:p>
      <text:p text:style-name="P8"/>
      <text:p text:style-name="P8">accumulate →<text:span text:style-name="T16"> </text:span><text:s text:c="3"/>ACCUMULATE COLON boolean</text:p>
      <text:p text:style-name="P8"><text:s text:c="13"/></text:p>
      <text:p text:style-name="P8">completion → <text:s text:c="4"/>COMPLETION COLON INTEGER</text:p>
      <text:p text:style-name="P8"><text:s text:c="18"/></text:p>
      <text:p text:style-name="P9"><text:span text:style-name="T18">Estructura Planetas</text:span></text:p>
      <text:p text:style-name="P8">planets → <text:s text:c="6"/>PLANETS COLON SQUAREBRACKETO planetsDescription SQUAREBRACKETC </text:p>
      <text:p text:style-name="P8"><text:s text:c="15"/></text:p>
      <text:p text:style-name="P8">planetsDescription → <text:s text:c="3"/><text:tab/>CURLYBRACKETO planetRulesSelector CURLYBRACKETC COMMA <text:tab/><text:tab/><text:tab/><text:tab/><text:tab/>planetsDescription</text:p>
      <text:p text:style-name="P8"><text:s text:c="23"/><text:tab/><text:tab/><text:tab/>| CURLYBRACKETO planetRulesSelector CURLYBRACKETC </text:p>
      <text:p text:style-name="P8"><text:s text:c="23"/></text:p>
      <text:p text:style-name="P8">planetRulesSelector → <text:s text:c="7"/><text:tab/>planetName COMMA planetProduction COMMA planetSpaceShips <text:tab/><text:tab/><text:tab/><text:tab/><text:tab/>COMMA planetDeathRate</text:p>
      <text:p text:style-name="P9"><text:tab/>| planetProduction COMMA planetName COMMA planetSpaceShips COMM<text:span text:style-name="T17">A</text:span> planetDeathRate</text:p>
      <text:p text:style-name="P9"><text:tab/>| planetProduction COMMA planetSpaceShips COMMA planetName COMMA planetDeathRate</text:p>
      <text:p text:style-name="P8"><text:s text:c="13"/>| planetProduction COMMA planetSpaceShips COMMA planetDeathRate COMMA planetName</text:p>
      <text:p text:style-name="P8"><text:s text:c="13"/>| planetName COMMA planetProduction COMMA planetDeathRate COMMA planetSpaceShips<text:tab/>| planetProduction COMMA planetName COMMA planetDeathRate COMMA planetSpaceShips</text:p>
      <text:p text:style-name="P8"><text:tab/>| planetProduction COMMA planetDeathRate COMMA planetName COMMA planetSpaceShips</text:p>
      <text:p text:style-name="P8"><text:tab/>| planetProduction COMMA planetDeathRate COMMA planetSpaceShips <text:s/>COMMA planetName</text:p>
      <text:p text:style-name="P8"><text:s/><text:tab/>| planetName COMMA planetSpaceShips COMMA planetDeathRate COMMA planetProduction<text:tab/>| planetSpaceShips COMMA planetName COMMA planetDeathRate COMMA planetProduction</text:p>
      <text:p text:style-name="P8"><text:tab/>| planetSpaceShips COMMA planetDeathRate COMMA planetName COMMA planetProduction</text:p>
      <text:p text:style-name="P8"><text:tab/>| planetSpaceShips COMMA planetDeathRate COMMA planetProduction <text:tab/>COMMA planetName</text:p>
      <text:p text:style-name="P8"><text:tab/>| planetName COMMA planetSpaceShips COMMA planetProduction COMMA planetDeathRate</text:p>
      <text:p text:style-name="P8"><text:tab/>| planetSpaceShips COMMA planetName COMMA planetProduction COMMA planetDeathRate</text:p>
      <text:p text:style-name="P8"><text:tab/>| planetSpaceShips COMMA planetProduction COMMA planetName COMMA planetDeathRate</text:p>
      <text:p text:style-name="P8"><text:tab/>| planetSpaceShips COMMA planetProduction COMMA planetDeathRate <text:tab/>COMMA planetName</text:p>
      <text:p text:style-name="P8"><text:tab/>| planetName COMMA planetDeathRate COMMA planetSpaceShips COMMA planetProduction</text:p>
      <text:p text:style-name="P8"><text:tab/>| planetDeathRate COMMA planetName COMMA planetSpaceShips COMMA planetProduction</text:p>
      <text:p text:style-name="P8"><text:tab/>| planetDeathRate COMMA planetSpaceShips COMMA planetName COMMA planetProduction</text:p>
      <text:p text:style-name="P8"><text:tab/>| planetDeathRate COMMA planetSpaceShips COMMA planetProduction COMMA planetName</text:p>
      <text:p text:style-name="P8"><text:tab/>| planetName COMMA planetDeathRate COMMA planetProduction COMMA planetSpaceShips</text:p>
      <text:p text:style-name="P8"><text:tab/>| planetDeathRate COMMA planetName COMMA planetProduction COMMA planetSpaceShips </text:p>
      <text:p text:style-name="P8"><text:tab/>| planetDeathRate COMMA planetProduction COMMA planetName COMMA planetSpaceShips </text:p>
      <text:p text:style-name="P8"><text:tab/>| planetDeathRate COMMA planetProduction COMMA planetSpaceShips <text:tab/>COMMA planetName </text:p>
      <text:p text:style-name="P8"><text:s text:c="27"/></text:p>
      <text:p text:style-name="P8">planetName → <text:s text:c="4"/>NAME COLON NAMEPLANET</text:p>
      <text:p text:style-name="P8"><text:s text:c="16"/></text:p>
      <text:p text:style-name="P8">planetSpaceShips → <text:s text:c="6"/>SPACESHIPS COLON INTEGER</text:p>
      <text:p text:style-name="P8"><text:s text:c="24"/></text:p>
      <text:p text:style-name="P8">planetProduction → <text:s text:c="7"/>PRODUCTION COLON INTEGER</text:p>
      <text:p text:style-name="P8"><text:s text:c="24"/></text:p>
      <text:p text:style-name="P8">planetDeathRate → <text:s text:c="7"/>DEATHRATE COLON DOUBLE</text:p>
      <text:p text:style-name="P8"/>
      <text:p text:style-name="P8"/>
      <text:p text:style-name="P9"><text:soft-page-break/><text:span text:style-name="T18">Estructura <text:s/>Planetas Neutrales</text:span></text:p>
      <text:p text:style-name="P8">neutralPlanets → <text:tab/> NEUTRALPLANETS COLON SQUAREBRACKETO neutralPlanetsDescription <text:tab/><text:tab/><text:tab/><text:tab/>SQUAREBRACKETC </text:p>
      <text:p text:style-name="P8"><text:s text:c="20"/></text:p>
      <text:p text:style-name="P8">neutralPlanetsDescription → <text:s/><text:tab/> CURLYBRACKETO neutralPlanetRulesSelector CURLYBRACKETC <text:tab/><text:tab/><text:tab/> <text:s text:c="26"/>COMMA neutralPlanetsDescription</text:p>
      <text:p text:style-name="P8"><text:s text:c="53"/>| CURLYBRACKETO neutralPlanetRulesSelector CURLYBRACKETC</text:p>
      <text:p text:style-name="P8"><text:s text:c="32"/></text:p>
      <text:p text:style-name="P8">neutralPlanetRulesSelector → <text:s text:c="4"/>planetName COMMA planetSpaceShips COMMA planetDeathRate</text:p>
      <text:p text:style-name="P8"><text:s text:c="32"/><text:tab/><text:tab/>| planetName COMMA planetDeathRate COMMA planetSpaceShips</text:p>
      <text:p text:style-name="P8"><text:s text:c="32"/><text:tab/><text:tab/>| planetSpaceShips COMMA planetName COMMA planetDeathRate</text:p>
      <text:p text:style-name="P8"><text:s text:c="32"/><text:tab/><text:tab/>| planetSpaceShips COMMA planetDeathRate COMMA planetName</text:p>
      <text:p text:style-name="P8"><text:s text:c="32"/><text:tab/><text:tab/>| planetDeathRate COMMA planetName COMMA planetSpaceShips</text:p>
      <text:p text:style-name="P8"><text:s text:c="32"/><text:tab/><text:tab/>| planetDeathRate COMMA planetSpaceShips COMMA planetName</text:p>
      <text:p text:style-name="P8"><text:s text:c="32"/><text:tab/><text:tab/>| planetRulesSelector</text:p>
      <text:p text:style-name="P8"/>
      <text:p text:style-name="P9"><text:span text:style-name="T18">Estructura Jugadores</text:span> <text:s text:c="30"/></text:p>
      <text:p text:style-name="P8">players → <text:s text:c="6"/>PLAYERS COLON SQUAREBRACKETO playersDescription SQUAREBRACKETC </text:p>
      <text:p text:style-name="P8"><text:s text:c="15"/></text:p>
      <text:p text:style-name="P8">playersDescription → <text:s text:c="4"/>CURLYBRACKETO playerRulesSelector CURLYBRACKETC COMMA <text:tab/><text:tab/><text:tab/><text:tab/><text:tab/> <text:s text:c="3"/>playersDescription</text:p>
      <text:p text:style-name="P8"><text:tab/> <text:s text:c="29"/>| CURLYBRACKETO playerRulesSelector CURLYBRACKETC</text:p>
      <text:p text:style-name="P8"><text:s text:c="23"/></text:p>
      <text:p text:style-name="P8">playerRulesSelector → <text:s text:c="5"/><text:tab/>playerPlanets COMMA playerName COMMA playerType</text:p>
      <text:p text:style-name="P8"><text:s text:c="26"/><text:tab/><text:tab/>| playerPlanets COMMA playerType COMMA playerName</text:p>
      <text:p text:style-name="P8"><text:s text:c="26"/><text:tab/><text:tab/>| playerName COMMA playerPlanets COMMA playerType</text:p>
      <text:p text:style-name="P8"><text:s text:c="26"/><text:tab/><text:tab/>| playerName COMMA playerType COMMA playerPlanets</text:p>
      <text:p text:style-name="P8"><text:s text:c="26"/><text:tab/><text:tab/>| playerType COMMA playerName COMMA playerPlanets</text:p>
      <text:p text:style-name="P8"><text:s text:c="26"/><text:tab/><text:tab/>| playerType COMMA playerPlanets COMMA playerName</text:p>
      <text:p text:style-name="P8"><text:s text:c="26"/></text:p>
      <text:p text:style-name="P8">playerName → <text:s text:c="4"/>NAME COLON name</text:p>
      <text:p text:style-name="P8"><text:s text:c="16"/></text:p>
      <text:p text:style-name="P8">name → <text:s/><text:tab/> <text:s text:c="4"/>NAMEPLANET</text:p>
      <text:p text:style-name="P8"><text:s text:c="12"/><text:tab/><text:tab/>| NAMEPLAYER</text:p>
      <text:p text:style-name="P8"><text:s text:c="11"/></text:p>
      <text:p text:style-name="P8">playerPlanets → <text:s text:c="4"/><text:tab/>PLAYERPLANETS COLON SQUAREBRACKETO planetsName <text:tab/><text:tab/><text:tab/><text:tab/><text:tab/><text:tab/>SQUAREBRACKETC</text:p>
      <text:p text:style-name="P8"><text:s text:c="19"/></text:p>
      <text:p text:style-name="P8">planetsName → <text:s text:c="5"/><text:tab/>NAMEPLANET COMMA planetsName</text:p>
      <text:p text:style-name="P8"><text:s text:c="16"/><text:tab/><text:tab/>| NAMEPLANET</text:p>
      <text:p text:style-name="P8"><text:s text:c="16"/></text:p>
      <text:p text:style-name="P8">playerType → <text:s text:c="4"/>TYPE COLON type</text:p>
      <text:p text:style-name="P8"><text:s text:c="16"/></text:p>
      <text:p text:style-name="P8">type →<text:tab/> <text:s text:c="11"/>HUMAN</text:p>
      <text:p text:style-name="P8"><text:s text:c="12"/><text:tab/><text:tab/>| EASY</text:p>
      <text:p text:style-name="P8"><text:s text:c="12"/><text:tab/><text:tab/>| HARD</text:p>
      <text:p text:style-name="P8"><text:s text:c="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Noto Sans Devanagari1" svg:font-family="'Noto Sans Devanagari'" style:font-family-generic="swiss"/>
    <style:font-face style:name="Noto Kufi Arabic" svg:font-family="'Noto Kufi Arabic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09:53:20.515391807</meta:creation-date>
    <dc:date>2020-03-14T16:40:33.717923854</dc:date>
    <meta:editing-duration>PT4H16M21S</meta:editing-duration>
    <meta:editing-cycles>7</meta:editing-cycles>
    <meta:generator>LibreOffice/6.0.7.3$Linux_X86_64 LibreOffice_project/00m0$Build-3</meta:generator>
    <meta:document-statistic meta:table-count="2" meta:image-count="0" meta:object-count="0" meta:page-count="6" meta:paragraph-count="319" meta:word-count="1035" meta:character-count="11321" meta:non-whitespace-character-count="7880"/>
  </office:meta>
</office:document-meta>
</file>